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d76db" officeooo:paragraph-rsid="000d76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5.4.1. Busca información sobre diferentes herramientas que permitan bloquear spyware u otro código malicioso en nuestro equipo.</text:p>
      <text:list xml:id="list1205532608" text:style-name="L1">
        <text:list-item>
          <text:p text:style-name="P1">Avast</text:p>
        </text:list-item>
        <text:list-item>
          <text:p text:style-name="P1">AVG</text:p>
        </text:list-item>
        <text:list-item>
          <text:p text:style-name="P1">Malwarebytes</text:p>
        </text:list-item>
        <text:list-item>
          <text:p text:style-name="P1">Adaware</text:p>
        </text:list-item>
        <text:list-item>
          <text:p text:style-name="P1">SpywareBlaster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03-02 </meta:initial-creator>
    <meta:creation-date>2020-01-07T09:27:07.165613460</meta:creation-date>
    <dc:date>2020-01-07T12:38:42.036622169</dc:date>
    <dc:creator>I103-02 </dc:creator>
    <meta:editing-duration>PT4M58S</meta:editing-duration>
    <meta:editing-cycles>3</meta:editing-cycles>
    <meta:generator>LibreOffice/6.0.2.1.0$Linux_X86_64 LibreOffice_project/00m0$Build-1</meta:generator>
    <meta:document-statistic meta:table-count="0" meta:image-count="0" meta:object-count="0" meta:page-count="1" meta:paragraph-count="6" meta:word-count="27" meta:character-count="173" meta:non-whitespace-character-count="157"/>
  </office:meta>
</office:document-meta>
</file>